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hift</text:p>
          </table:table-cell>
          <table:table-cell table:style-name="ce5" office:value-type="string" calcext:value-type="string">
            <text:p>Description</text:p>
          </table:table-cell>
          <table:table-cell table:style-name="ce15" office:value-type="string" calcext:value-type="string">
            <text:p>Link</text:p>
          </table:table-cell>
          <table:table-cell table:style-name="ce15" office:value-type="string" calcext:value-type="string">
            <text:p>Datasheets</text:p>
          </table:table-cell>
          <table:table-cell table:style-name="ce5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number-rows-repeated="24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67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0:48:01.222569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0-30">00/00/0000</text:date></text:span><text:span text:style-name="MT1">;</text:span><text:span text:style-name="MT1"><text:time style:data-style-name="N2" text:time-value="20:48:01.223324824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0-30T20:50:22.110926282</dc:date>
    <meta:editing-duration>PT21H40M29S</meta:editing-duration>
    <meta:generator>LibreOffice/7.1.6.2.0$Linux_X86_64 LibreOffice_project/10$Build-2</meta:generator>
    <meta:editing-cycles>9</meta:editing-cycles>
    <meta:print-date>2021-10-14T22:09:20.727000000</meta:print-date>
    <meta:document-statistic meta:table-count="1" meta:cell-count="4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